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69pt"/>
    </style:style>
    <style:style style:name="co2" style:family="table-column">
      <style:table-column-properties fo:break-before="auto" style:column-width="74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SC</text:p>
          </table:table-cell>
          <table:table-cell table:number-columns-repeated="9" table:style-name="ce1" office:value-type="float" office:value="20000000" calcext:value-type="float">
            <text:p>2.00E+007</text:p>
          </table:table-cell>
        </table:table-row>
        <table:table-row table:style-name="ro1">
          <table:table-cell office:value-type="string" calcext:value-type="string">
            <text:p>FOSC</text:p>
          </table:table-cell>
          <table:table-cell table:formula="of:=[.B2]/4" office:value-type="float" office:value="5000000" calcext:value-type="float">
            <text:p>5000000</text:p>
          </table:table-cell>
          <table:table-cell table:formula="of:=[.C2]/4" office:value-type="float" office:value="5000000" calcext:value-type="float">
            <text:p>5000000</text:p>
          </table:table-cell>
          <table:table-cell table:formula="of:=[.D2]/4" office:value-type="float" office:value="5000000" calcext:value-type="float">
            <text:p>5000000</text:p>
          </table:table-cell>
          <table:table-cell table:formula="of:=[.E2]/4" office:value-type="float" office:value="5000000" calcext:value-type="float">
            <text:p>5000000</text:p>
          </table:table-cell>
          <table:table-cell table:formula="of:=[.F2]/4" office:value-type="float" office:value="5000000" calcext:value-type="float">
            <text:p>5000000</text:p>
          </table:table-cell>
          <table:table-cell table:formula="of:=[.G2]/4" office:value-type="float" office:value="5000000" calcext:value-type="float">
            <text:p>5000000</text:p>
          </table:table-cell>
          <table:table-cell table:formula="of:=[.H2]/4" office:value-type="float" office:value="5000000" calcext:value-type="float">
            <text:p>5000000</text:p>
          </table:table-cell>
          <table:table-cell table:formula="of:=[.I2]/4" office:value-type="float" office:value="5000000" calcext:value-type="float">
            <text:p>5000000</text:p>
          </table:table-cell>
          <table:table-cell table:formula="of:=[.J2]/4"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8 bit</text:p>
          </table:table-cell>
          <table:table-cell table:formula="of:=256" office:value-type="float" office:value="256" calcext:value-type="float">
            <text:p>256</text:p>
          </table:table-cell>
          <table:table-cell table:formula="of:=2^8" office:value-type="float" office:value="256" calcext:value-type="float">
            <text:p>256</text:p>
          </table:table-cell>
          <table:table-cell table:formula="of:=256" office:value-type="float" office:value="256" calcext:value-type="float">
            <text:p>256</text:p>
          </table:table-cell>
          <table:table-cell table:formula="of:=2^8" office:value-type="float" office:value="256" calcext:value-type="float">
            <text:p>256</text:p>
          </table:table-cell>
          <table:table-cell table:formula="of:=2^8" office:value-type="float" office:value="256" calcext:value-type="float">
            <text:p>256</text:p>
          </table:table-cell>
          <table:table-cell table:formula="of:=2^8" office:value-type="float" office:value="256" calcext:value-type="float">
            <text:p>256</text:p>
          </table:table-cell>
          <table:table-cell table:formula="of:=2^8" office:value-type="float" office:value="256" calcext:value-type="float">
            <text:p>256</text:p>
          </table:table-cell>
          <table:table-cell table:formula="of:=2^8" office:value-type="float" office:value="256" calcext:value-type="float">
            <text:p>256</text:p>
          </table:table-cell>
          <table:table-cell table:formula="of:=2^8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RESCALE</text:p>
          </table:table-cell>
          <table:table-cell table:formula="of:=2^0" office:value-type="float" office:value="1" calcext:value-type="float">
            <text:p>1</text:p>
          </table:table-cell>
          <table:table-cell table:formula="of:=2^1" office:value-type="float" office:value="2" calcext:value-type="float">
            <text:p>2</text:p>
          </table:table-cell>
          <table:table-cell table:formula="of:=2^2" office:value-type="float" office:value="4" calcext:value-type="float">
            <text:p>4</text:p>
          </table:table-cell>
          <table:table-cell table:formula="of:=2^3" office:value-type="float" office:value="8" calcext:value-type="float">
            <text:p>8</text:p>
          </table:table-cell>
          <table:table-cell table:formula="of:=2^4" office:value-type="float" office:value="16" calcext:value-type="float">
            <text:p>16</text:p>
          </table:table-cell>
          <table:table-cell table:formula="of:=2^5" office:value-type="float" office:value="32" calcext:value-type="float">
            <text:p>32</text:p>
          </table:table-cell>
          <table:table-cell table:formula="of:=2^6" office:value-type="float" office:value="64" calcext:value-type="float">
            <text:p>64</text:p>
          </table:table-cell>
          <table:table-cell table:formula="of:=2^7" office:value-type="float" office:value="128" calcext:value-type="float">
            <text:p>128</text:p>
          </table:table-cell>
          <table:table-cell table:formula="of:=2^8" office:value-type="float" office:value="256" calcext:value-type="float">
            <text:p>2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ck per mS</text:p>
          </table:table-cell>
          <table:table-cell table:formula="of:=[.B3]/[.B4]/[.B5]/1000" office:value-type="float" office:value="19.53125" calcext:value-type="float">
            <text:p>19.53</text:p>
          </table:table-cell>
          <table:table-cell table:formula="of:=[.C3]/[.C4]/[.C5]/1000" office:value-type="float" office:value="9.765625" calcext:value-type="float">
            <text:p>9.77</text:p>
          </table:table-cell>
          <table:table-cell table:formula="of:=[.D3]/[.D4]/[.D5]/1000" office:value-type="float" office:value="4.8828125" calcext:value-type="float">
            <text:p>4.88</text:p>
          </table:table-cell>
          <table:table-cell table:formula="of:=[.E3]/[.E4]/[.E5]/1000" office:value-type="float" office:value="2.44140625" calcext:value-type="float">
            <text:p>2.44</text:p>
          </table:table-cell>
          <table:table-cell table:formula="of:=[.F3]/[.F4]/[.F5]/1000" office:value-type="float" office:value="1.220703125" calcext:value-type="float">
            <text:p>1.22</text:p>
          </table:table-cell>
          <table:table-cell table:formula="of:=[.G3]/[.G4]/[.G5]/1000" office:value-type="float" office:value="0.6103515625" calcext:value-type="float">
            <text:p>0.61</text:p>
          </table:table-cell>
          <table:table-cell table:formula="of:=[.H3]/[.H4]/[.H5]/1000" office:value-type="float" office:value="0.30517578125" calcext:value-type="float">
            <text:p>0.31</text:p>
          </table:table-cell>
          <table:table-cell table:formula="of:=[.I3]/[.I4]/[.I5]/1000" office:value-type="float" office:value="0.152587890625" calcext:value-type="float">
            <text:p>0.15</text:p>
          </table:table-cell>
          <table:table-cell table:formula="of:=[.J3]/[.J4]/[.J5]/1000" office:value-type="float" office:value="0.0762939453125" calcext:value-type="float">
            <text:p>0.0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ck per sec</text:p>
          </table:table-cell>
          <table:table-cell table:formula="of:=[.B3]/[.B4]/[.B5]" office:value-type="float" office:value="19531.25" calcext:value-type="float">
            <text:p>19531.25</text:p>
          </table:table-cell>
          <table:table-cell table:formula="of:=[.C3]/[.C4]/[.C5]" office:value-type="float" office:value="9765.625" calcext:value-type="float">
            <text:p>9765.63</text:p>
          </table:table-cell>
          <table:table-cell table:formula="of:=[.D3]/[.D4]/[.D5]" office:value-type="float" office:value="4882.8125" calcext:value-type="float">
            <text:p>4882.81</text:p>
          </table:table-cell>
          <table:table-cell table:formula="of:=[.E3]/[.E4]/[.E5]" office:value-type="float" office:value="2441.40625" calcext:value-type="float">
            <text:p>2441.41</text:p>
          </table:table-cell>
          <table:table-cell table:formula="of:=[.F3]/[.F4]/[.F5]" office:value-type="float" office:value="1220.703125" calcext:value-type="float">
            <text:p>1220.7</text:p>
          </table:table-cell>
          <table:table-cell table:formula="of:=[.G3]/[.G4]/[.G5]" office:value-type="float" office:value="610.3515625" calcext:value-type="float">
            <text:p>610.35</text:p>
          </table:table-cell>
          <table:table-cell table:formula="of:=[.H3]/[.H4]/[.H5]" office:value-type="float" office:value="305.17578125" calcext:value-type="float">
            <text:p>305.18</text:p>
          </table:table-cell>
          <table:table-cell table:formula="of:=[.I3]/[.I4]/[.I5]" office:value-type="float" office:value="152.587890625" calcext:value-type="float">
            <text:p>152.59</text:p>
          </table:table-cell>
          <table:table-cell table:formula="of:=[.J3]/[.J4]/[.J5]" office:value-type="float" office:value="76.2939453125" calcext:value-type="float">
            <text:p>76.2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f devic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b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cks for disp</text:p>
          </table:table-cell>
          <table:table-cell table:formula="of:=[.B9]/[.B11]" office:value-type="float" office:value="488.28125" calcext:value-type="float">
            <text:p>488.28</text:p>
          </table:table-cell>
          <table:table-cell table:formula="of:=[.C9]/[.B11]" office:value-type="float" office:value="244.140625" calcext:value-type="float">
            <text:p>244.14</text:p>
          </table:table-cell>
          <table:table-cell table:formula="of:=[.D9]/[.B11]" office:value-type="float" office:value="122.0703125" calcext:value-type="float">
            <text:p>122.07</text:p>
          </table:table-cell>
          <table:table-cell table:formula="of:=[.E9]/[.B11]" office:value-type="float" office:value="61.03515625" calcext:value-type="float">
            <text:p>61.04</text:p>
          </table:table-cell>
          <table:table-cell table:formula="of:=[.F9]/[.B11]" office:value-type="float" office:value="30.517578125" calcext:value-type="float">
            <text:p>30.52</text:p>
          </table:table-cell>
          <table:table-cell table:formula="of:=[.G9]/[.B11]" office:value-type="float" office:value="15.2587890625" calcext:value-type="float">
            <text:p>15.26</text:p>
          </table:table-cell>
          <table:table-cell table:formula="of:=[.H9]/[.B11]" office:value-type="float" office:value="7.62939453125" calcext:value-type="float">
            <text:p>7.63</text:p>
          </table:table-cell>
          <table:table-cell table:formula="of:=[.I9]/[.B11]" office:value-type="float" office:value="3.814697265625" calcext:value-type="float">
            <text:p>3.81</text:p>
          </table:table-cell>
          <table:table-cell table:formula="of:=[.J9]/[.B11]" office:value-type="float" office:value="1.9073486328125" calcext:value-type="float">
            <text:p>1.91</text:p>
          </table:table-cell>
        </table:table-row>
        <table:table-row table:style-name="ro1">
          <table:table-cell office:value-type="string" calcext:value-type="string">
            <text:p>ticks per device</text:p>
          </table:table-cell>
          <table:table-cell table:formula="of:=[.B14]/[.B12]" office:value-type="float" office:value="244.140625" calcext:value-type="float">
            <text:p>244.14</text:p>
          </table:table-cell>
          <table:table-cell table:formula="of:=[.C14]/[.B12]" office:value-type="float" office:value="122.0703125" calcext:value-type="float">
            <text:p>122.07</text:p>
          </table:table-cell>
          <table:table-cell table:formula="of:=[.D14]/[.B12]" office:value-type="float" office:value="61.03515625" calcext:value-type="float">
            <text:p>61.04</text:p>
          </table:table-cell>
          <table:table-cell table:formula="of:=[.E14]/[.B12]" office:value-type="float" office:value="30.517578125" calcext:value-type="float">
            <text:p>30.52</text:p>
          </table:table-cell>
          <table:table-cell table:formula="of:=[.F14]/[.B12]" office:value-type="float" office:value="15.2587890625" calcext:value-type="float">
            <text:p>15.26</text:p>
          </table:table-cell>
          <table:table-cell table:formula="of:=[.G14]/[.B12]" office:value-type="float" office:value="7.62939453125" calcext:value-type="float">
            <text:p>7.63</text:p>
          </table:table-cell>
          <table:table-cell table:formula="of:=[.H14]/[.B12]" office:value-type="float" office:value="3.814697265625" calcext:value-type="float">
            <text:p>3.81</text:p>
          </table:table-cell>
          <table:table-cell table:formula="of:=[.I14]/[.B12]" office:value-type="float" office:value="1.9073486328125" calcext:value-type="float">
            <text:p>1.91</text:p>
          </table:table-cell>
          <table:table-cell table:formula="of:=[.J14]/[.B12]" office:value-type="float" office:value="0.95367431640625" calcext:value-type="float">
            <text:p>0.9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desired TPM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MRO base</text:p>
          </table:table-cell>
          <table:table-cell table:formula="of:=256-[.B3]/[.B5]/1000/[.B17]" office:value-type="float" office:value="6" calcext:value-type="float">
            <text:p>6</text:p>
          </table:table-cell>
          <table:table-cell table:formula="of:=256-[.C3]/[.C5]/1000/[.C17]" office:value-type="float" office:value="6" calcext:value-type="float">
            <text:p>6</text:p>
          </table:table-cell>
          <table:table-cell table:formula="of:=256-[.D3]/[.D5]/1000/[.D17]" office:value-type="float" office:value="6" calcext:value-type="float">
            <text:p>6</text:p>
          </table:table-cell>
          <table:table-cell table:formula="of:=256-[.E3]/[.E5]/1000/[.E17]" office:value-type="float" office:value="47.6666666666667" calcext:value-type="float">
            <text:p>47.67</text:p>
          </table:table-cell>
          <table:table-cell table:formula="of:=256-[.F3]/[.F5]/1000/[.F17]" office:value-type="float" office:value="99.75" calcext:value-type="float">
            <text:p>99.75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Fan RPM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3750" calcext:value-type="float">
            <text:p>3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M/SEC</text:p>
          </table:table-cell>
          <table:table-cell table:formula="of:=[.B20]/60" office:value-type="float" office:value="86.6666666666667" calcext:value-type="float">
            <text:p>86.67</text:p>
          </table:table-cell>
          <table:table-cell table:formula="of:=[.C20]/60" office:value-type="float" office:value="70" calcext:value-type="float">
            <text:p>70</text:p>
          </table:table-cell>
          <table:table-cell table:formula="of:=[.D20]/60" office:value-type="float" office:value="62.5" calcext:value-type="float">
            <text:p>6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rotation</text:p>
          </table:table-cell>
          <table:table-cell table:formula="of:=(1/[.B21])" office:value-type="float" office:value="0.0115384615384615" calcext:value-type="float">
            <text:p>0.01</text:p>
          </table:table-cell>
          <table:table-cell table:formula="of:=(1/[.C21])" office:value-type="float" office:value="0.0142857142857143" calcext:value-type="float">
            <text:p>0.01</text:p>
          </table:table-cell>
          <table:table-cell table:formula="of:=(1/[.D21])" office:value-type="float" office:value="0.016" calcext:value-type="float">
            <text:p>0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egree/uS</text:p>
          </table:table-cell>
          <table:table-cell table:formula="of:=[.B22]/360*10^6" office:value-type="float" office:value="32.0512820512821" calcext:value-type="float">
            <text:p>32.05</text:p>
          </table:table-cell>
          <table:table-cell table:formula="of:=[.C22]/360*10^6" office:value-type="float" office:value="39.6825396825397" calcext:value-type="float">
            <text:p>39.68</text:p>
          </table:table-cell>
          <table:table-cell table:formula="of:=[.D22]/360*10^6" office:value-type="float" office:value="44.4444444444444" calcext:value-type="float">
            <text:p>44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r per degree</text:p>
          </table:table-cell>
          <table:table-cell table:formula="of:=[.B23]/[.B3]*10^6" office:value-type="float" office:value="6.41025641025641" calcext:value-type="float">
            <text:p>6.41</text:p>
          </table:table-cell>
          <table:table-cell table:formula="of:=[.C23]/[.C3]*10^6" office:value-type="float" office:value="7.93650793650794" calcext:value-type="float">
            <text:p>7.94</text:p>
          </table:table-cell>
          <table:table-cell table:formula="of:=[.D23]/[.D3]*10^6" office:value-type="float" office:value="8.88888888888889" calcext:value-type="float">
            <text:p>8.89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ms per rotation</text:p>
          </table:table-cell>
          <table:table-cell table:formula="of:=1000*60/[.B20]" office:value-type="float" office:value="11.5384615384615" calcext:value-type="float">
            <text:p>11.54</text:p>
          </table:table-cell>
          <table:table-cell table:formula="of:=1000*60/[.C20]" office:value-type="float" office:value="14.2857142857143" calcext:value-type="float">
            <text:p>14.29</text:p>
          </table:table-cell>
          <table:table-cell table:formula="of:=1000*60/[.D20]" office:value-type="float" office:value="16" calcext:value-type="float">
            <text:p>16</text:p>
          </table:table-cell>
          <table:table-cell/>
          <table:table-cell table:formula="of:=60000/[.D27]" office:value-type="float" office:value="3750" calcext:value-type="float">
            <text:p>37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 per rotation</text:p>
          </table:table-cell>
          <table:table-cell table:formula="of:=1000*1000*60/[.B20]" office:value-type="float" office:value="11538.4615384615" calcext:value-type="float">
            <text:p>11538.46</text:p>
          </table:table-cell>
          <table:table-cell table:formula="of:=1000*1000*60/[.C20]" office:value-type="float" office:value="14285.7142857143" calcext:value-type="float">
            <text:p>14285.71</text:p>
          </table:table-cell>
          <table:table-cell table:formula="of:=1000*1000*60/[.D20]" office:value-type="float" office:value="16000" calcext:value-type="float">
            <text:p>16000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ms per degree</text:p>
          </table:table-cell>
          <table:table-cell table:formula="of:=[.B27]/360" office:value-type="float" office:value="0.032051282051282" calcext:value-type="float">
            <text:p>0.03</text:p>
          </table:table-cell>
          <table:table-cell table:formula="of:=[.C27]/360" office:value-type="float" office:value="0.0396825396825397" calcext:value-type="float">
            <text:p>0.04</text:p>
          </table:table-cell>
          <table:table-cell table:formula="of:=[.D27]/360" office:value-type="float" office:value="0.0444444444444444" calcext:value-type="float">
            <text:p>0.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 per degree</text:p>
          </table:table-cell>
          <table:table-cell table:formula="of:=[.B28]/360" office:value-type="float" office:value="32.0512820512821" calcext:value-type="float">
            <text:p>32.05</text:p>
          </table:table-cell>
          <table:table-cell table:formula="of:=[.C28]/360" office:value-type="float" office:value="39.6825396825397" calcext:value-type="float">
            <text:p>39.68</text:p>
          </table:table-cell>
          <table:table-cell table:formula="of:=[.D28]/360" office:value-type="float" office:value="44.4444444444444" calcext:value-type="float">
            <text:p>44.44</text:p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us per degree</text:p>
          </table:table-cell>
          <table:table-cell office:value-type="float" office:value="402" calcext:value-type="float">
            <text:p>402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3:19:14.4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3M50S</meta:editing-duration>
    <meta:editing-cycles>18</meta:editing-cycles>
    <meta:generator>LibreOffice/5.2.3.3$Windows_x86 LibreOffice_project/d54a8868f08a7b39642414cf2c8ef2f228f780cf</meta:generator>
    <dc:date>2017-03-15T23:33:59.851000000</dc:date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